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SpotMetal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5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1.8075in"/>
    </style:style>
    <style:style style:name="co5" style:family="table-column">
      <style:table-column-properties fo:break-before="auto" style:column-width="1.5173in"/>
    </style:style>
    <style:style style:name="co6" style:family="table-column">
      <style:table-column-properties fo:break-before="auto" style:column-width="1.7327in"/>
    </style:style>
    <style:style style:name="co7" style:family="table-column">
      <style:table-column-properties fo:break-before="auto" style:column-width="1.6571in"/>
    </style:style>
    <style:style style:name="co8" style:family="table-column">
      <style:table-column-properties fo:break-before="auto" style:column-width="2.0984in"/>
    </style:style>
    <style:style style:name="co9" style:family="table-column">
      <style:table-column-properties fo:break-before="auto" style:column-width="1.539in"/>
    </style:style>
    <style:style style:name="co10" style:family="table-column">
      <style:table-column-properties fo:break-before="auto" style:column-width="1.5492in"/>
    </style:style>
    <style:style style:name="co11" style:family="table-column">
      <style:table-column-properties fo:break-before="auto" style:column-width="1.4846in"/>
    </style:style>
    <style:style style:name="co12" style:family="table-column">
      <style:table-column-properties fo:break-before="auto" style:column-width="1.6138in"/>
    </style:style>
    <style:style style:name="co13" style:family="table-column">
      <style:table-column-properties fo:break-before="auto" style:column-width="1.528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cc" fo:padding-bottom="0.0193in" fo:padding-left="0.0138in" fo:padding-right="0.0138in" fo:padding-top="0.0193in"/>
      <style:text-properties fo:color="#ffd320" style:text-outline="true" fo:font-size="20pt" fo:text-shadow="1pt 1pt" fo:font-weight="bold" style:font-size-asian="20pt" style:font-weight-asian="bold" style:font-size-complex="20pt" style:font-weight-complex="bold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9" style:family="table-cell" style:parent-style-name="Default" style:data-style-name="N37"/>
    <style:style style:name="ce10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family="'DejaVu Sans Mono'" style:font-style-name="Book" style:font-family-generic="swiss" fo:font-weight="bold"/>
    </style:style>
  </office:automatic-styles>
  <office:body>
    <office:spreadsheet>
      <table:table table:name="Overview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Refresh Spot Pric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down" xlink:href="vnd.sun.star.script:Standard.SpotMetal.doRefresh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ce6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<text:s text:c="6"/>Your Pile</text:p>
          </table:table-cell>
          <table:table-cell table:style-name="ce3" office:value-type="string">
            <text:p>Ounces</text:p>
          </table:table-cell>
          <table:table-cell table:style-name="ce3" office:value-type="string">
            <text:p>Current Spot</text:p>
          </table:table-cell>
          <table:table-cell table:style-name="ce5" office:value-type="string">
            <text:p>Current Value</text:p>
          </table:table-cell>
          <table:table-cell table:style-name="ce3" table:number-columns-repeated="1020"/>
        </table:table-row>
        <table:table-row table:style-name="ro2">
          <table:table-cell table:style-name="ce2" office:value-type="string">
            <text:p>Silver</text:p>
          </table:table-cell>
          <table:table-cell table:formula="of:=SUM([Silver.A2:.A65000])" office:value-type="float" office:value="1110">
            <text:p>1110</text:p>
          </table:table-cell>
          <table:table-cell table:formula="of:=COM.ENIGMACURRY.SPOTMETAL.PYTHON.SPOTMETALIMPL.SPOTMETAL(&quot;silver&quot;;&quot;ask&quot;)" office:value-type="string" office:string-value="17.24">
            <text:p>17.24</text:p>
          </table:table-cell>
          <table:table-cell table:formula="of:=[.B2]*[.C2]" office:value-type="currency" office:currency="USD" office:value="19136.4">
            <text:p>$19,136.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Gold</text:p>
          </table:table-cell>
          <table:table-cell table:formula="of:=SUM([Gold.A2:.A65000])" office:value-type="float" office:value="104">
            <text:p>104</text:p>
          </table:table-cell>
          <table:table-cell table:formula="of:=COM.ENIGMACURRY.SPOTMETAL.PYTHON.SPOTMETALIMPL.SPOTMETAL(&quot;gold&quot;;&quot;ask&quot;)" office:value-type="string" office:string-value="1118.85">
            <text:p>1118.85</text:p>
          </table:table-cell>
          <table:table-cell table:formula="of:=[.B3]*[.C3]" office:value-type="currency" office:currency="USD" office:value="116360.4">
            <text:p>$116,360.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otal Value</text:p>
          </table:table-cell>
          <table:table-cell table:number-columns-repeated="2"/>
          <table:table-cell table:formula="of:=SUM([.D2:.D4])" office:value-type="currency" office:currency="USD" office:value="135496.8">
            <text:p>$135,496.80</text:p>
          </table:table-cell>
          <table:table-cell table:number-columns-repeated="1020"/>
        </table:table-row>
        <table:table-row table:style-name="ro2">
          <table:table-cell table:number-columns-repeated="3"/>
          <table:table-cell>
            <draw:control table:end-cell-address="Overview.D10" table:end-x="1.4685in" table:end-y="0.1535in" draw:z-index="0" draw:name="Refresh" draw:text-style-name="P1" svg:width="1.4469in" svg:height="0.7098in" svg:x="0.0217in" svg:y="0.152in" draw:control="control1"/>
          </table:table-cell>
          <table:table-cell table:number-columns-repeated="1020"/>
        </table:table-row>
        <table:table-row table:style-name="ro2" table:number-rows-repeated="65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lver" table:style-name="ta1" table:print="false">
        <office:forms form:automatic-focus="false" form:apply-design-mode="false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2" table:number-columns-repeated="1019" table:default-cell-style-name="Default"/>
        <table:table-row table:style-name="ro3">
          <table:table-cell table:style-name="ce7" office:value-type="string">
            <text:p>Ounces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Date Purchased</text:p>
          </table:table-cell>
          <table:table-cell table:style-name="ce10" office:value-type="string">
            <text:p>Purchase Price</text:p>
          </table:table-cell>
          <table:table-cell table:style-name="ce7"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ins</text:p>
          </table:table-cell>
          <table:table-cell office:value-type="string">
            <text:p>Bob</text:p>
          </table:table-cell>
          <table:table-cell table:style-name="ce9" office:value-type="date" office:date-value="2009-12-13">
            <text:p>12/13/09</text:p>
          </table:table-cell>
          <table:table-cell office:value-type="currency" office:currency="USD" office:value="200">
            <text:p>$200.0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ars</text:p>
          </table:table-cell>
          <table:table-cell office:value-type="string">
            <text:p>A coin store</text:p>
          </table:table-cell>
          <table:table-cell table:style-name="ce9" office:value-type="date" office:date-value="2009-12-13">
            <text:p>12/13/09</text:p>
          </table:table-cell>
          <table:table-cell office:value-type="currency" office:currency="USD" office:value="1800">
            <text:p>$1,800.00</text:p>
          </table:table-cell>
          <table:table-cell table:number-columns-repeated="1019"/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Junk silver</text:p>
          </table:table-cell>
          <table:table-cell office:value-type="string">
            <text:p>A Mint distributor</text:p>
          </table:table-cell>
          <table:table-cell table:style-name="ce9" office:value-type="date" office:date-value="2009-12-13">
            <text:p>12/13/09</text:p>
          </table:table-cell>
          <table:table-cell office:value-type="currency" office:currency="USD" office:value="17500">
            <text:p>$17,500.00</text:p>
          </table:table-cell>
          <table:table-cell table:number-columns-repeated="1019"/>
        </table:table-row>
        <table:table-row table:style-name="ro2" table:number-rows-repeated="5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ld" table:style-name="ta1" table:print="false">
        <office:forms form:automatic-focus="false" form:apply-design-mode="false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column table:style-name="co2" table:number-columns-repeated="1019" table:default-cell-style-name="Default"/>
        <table:table-row table:style-name="ro3">
          <table:table-cell table:style-name="ce12" office:value-type="string">
            <text:p>Ounces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Date Purchased</text:p>
          </table:table-cell>
          <table:table-cell table:style-name="ce10" office:value-type="string">
            <text:p>Purchase Price</text:p>
          </table:table-cell>
          <table:table-cell table:style-name="ce7"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rugerrands</text:p>
          </table:table-cell>
          <table:table-cell office:value-type="string">
            <text:p>A coin store</text:p>
          </table:table-cell>
          <table:table-cell table:style-name="ce9" office:value-type="date" office:date-value="2009-12-13">
            <text:p>12/13/09</text:p>
          </table:table-cell>
          <table:table-cell office:value-type="currency" office:currency="USD" office:value="4500">
            <text:p>$4,500.0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A sizable bar</text:p>
          </table:table-cell>
          <table:table-cell office:value-type="string">
            <text:p>A Mint</text:p>
          </table:table-cell>
          <table:table-cell table:style-name="ce9" office:value-type="date" office:date-value="2009-12-13">
            <text:p>12/13/09</text:p>
          </table:table-cell>
          <table:table-cell table:style-name="ce13" office:value-type="currency" office:currency="USD" office:value="112000">
            <text:p>$112,000.00</text:p>
          </table:table-cell>
          <table:table-cell table:number-columns-repeated="1019"/>
        </table:table-row>
        <table:table-row table:style-name="ro2" table:number-rows-repeated="655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ilver.A1:Silver.E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19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7:14:18</meta:creation-date>
    <dc:date>2009-12-13T19:47:43</dc:date>
    <meta:editing-duration>PT20H21M48S</meta:editing-duration>
    <meta:editing-cycles>19</meta:editing-cycles>
    <meta:generator>OpenOffice.org/3.1$Unix OpenOffice.org_project/310m19$Build-9420</meta:generator>
    <dc:creator>Ryan McGuire</dc:creator>
    <meta:document-statistic meta:table-count="3" meta:cell-count="49" meta:object-count="1"/>
    <meta:user-defined meta:name="Info 1"/>
    <meta:user-defined meta:name="Info 2"/>
    <meta:user-defined meta:name="Info 3"/>
    <meta:user-defined meta:name="Info 4"/>
  </office:meta>
</office:document-meta>
</file>

<file path=Basic/Standard/SpotMetal.xml><?xml version="1.0" encoding="utf-8"?>
<!DOCTYPE module  PUBLIC '-//OpenOffice.org//DTD OfficeDocument 1.0//EN'  'module.dtd'>
<script:module xmlns:script="http://openoffice.org/2000/script" script:name="SpotMetal" script:language="StarBasic">sub doRefresh
    spotMetal = createUnoService("com.enigmacurry.SpotMetal.python.SpotMetalImpl")
    doReCalculate()
end sub

sub doReCalculate

	dim document   as object
	dim dispatcher as object

	document   = ThisComponent.CurrentController.Frame
	dispatcher = createUnoService("com.sun.star.frame.DispatchHelper")
	
	dispatcher.executeDispatch(document, ".uno:CalculateHard", "", 0, Array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potMeta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